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1.8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25.4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 style:rotation-align="none" style:vertical-align="top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ate (MVA)</text:p>
          </table:table-cell>
          <table:table-cell table:style-name="ce7" office:value-type="string" calcext:value-type="string">
            <text:p>Frequency (Hz)</text:p>
          </table:table-cell>
          <table:table-cell table:style-name="ce7" office:value-type="string" calcext:value-type="string">
            <text:p>HV (kV)</text:p>
          </table:table-cell>
          <table:table-cell table:style-name="ce7" office:value-type="string" calcext:value-type="string">
            <text:p>LV (kV)</text:p>
          </table:table-cell>
          <table:table-cell table:style-name="ce7" office:value-type="string" calcext:value-type="string">
            <text:p>Copper losses (kW)</text:p>
          </table:table-cell>
          <table:table-cell table:style-name="ce7" office:value-type="string" calcext:value-type="string">
            <text:p>No load losses (kW)</text:p>
          </table:table-cell>
          <table:table-cell table:style-name="ce7" office:value-type="string" calcext:value-type="string">
            <text:p>No load current (%)</text:p>
          </table:table-cell>
          <table:table-cell table:style-name="ce7" office:value-type="string" calcext:value-type="string">
            <text:p>V short circuit (%)</text:p>
          </table:table-cell>
          <table:table-cell table:style-name="ce7" office:value-type="string" calcext:value-type="string">
            <text:p>HV vector group</text:p>
          </table:table-cell>
          <table:table-cell table:style-name="ce7" office:value-type="string" calcext:value-type="string">
            <text:p>LV vector group</text:p>
          </table:table-cell>
          <table:table-cell table:style-name="ce7" office:value-type="string" calcext:value-type="string">
            <text:p>Phase shift (*30º)</text:p>
          </table:table-cell>
          <table:table-cell table:style-name="ce9" table:number-columns-repeated="2"/>
          <table:table-cell table:style-name="ce5" table:number-columns-repeated="978"/>
          <table:table-cell table:style-name="ce9" table:number-columns-repeated="32"/>
        </table:table-row>
        <table:table-row table:style-name="ro2" table:visibility="filter">
          <table:table-cell office:value-type="string" calcext:value-type="string">
            <text:p>2.5 MVA 1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0.128" calcext:value-type="float">
            <text:p>0.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5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15" calcext:value-type="float">
            <text:p>3.15</text:p>
          </table:table-cell>
          <table:table-cell office:value-type="float" office:value="0.12601" calcext:value-type="float">
            <text:p>0.12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IL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3.35" calcext:value-type="float">
            <text:p>3.35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OTEL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DOTE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4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4.8" calcext:value-type="float">
            <text:p>4.8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10/0.4 kV 3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" calcext:value-type="float">
            <text:p>0.14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45" calcext:value-type="float">
            <text:p>3.45</text:p>
          </table:table-cell>
          <table:table-cell office:value-type="float" office:value="0.1725" calcext:value-type="float">
            <text:p>0.1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5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.7" calcext:value-type="float">
            <text:p>2.7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IL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  <table:table-cell office:value-type="float" office:value="0.14251" calcext:value-type="float">
            <text:p>0.14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OTEL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DOTE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3.9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10/0.4 kV 2.8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1375" calcext:value-type="float">
            <text:p>0.1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7" calcext:value-type="float">
            <text:p>2.7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5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2.07" calcext:value-type="float">
            <text:p>2.07</text:p>
          </table:table-cell>
          <table:table-cell office:value-type="float" office:value="0.129385" calcext:value-type="float">
            <text:p>0.129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IL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14376" calcext:value-type="float">
            <text:p>0.1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65" calcext:value-type="float">
            <text:p>2.65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Ka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T 1600/10 F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OTEL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DOTE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2.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8" calcext:value-type="float">
            <text:p>2.8</text:p>
          </table:table-cell>
          <table:table-cell office:value-type="float" office:value="0.175" calcext:value-type="float">
            <text:p>0.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10/0.4 kV 2.1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18" calcext:value-type="float">
            <text:p>2.1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1.95" calcext:value-type="float">
            <text:p>1.95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5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5" calcext:value-type="float">
            <text:p>1.7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IL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25" calcext:value-type="float">
            <text:p>2.25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T 1250/10 F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OTEL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DOTE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2.4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2.4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10/0.4 kV 1.8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1.87" calcext:value-type="float">
            <text:p>1.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5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43" calcext:value-type="float">
            <text:p>1.43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IL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05" calcext:value-type="float">
            <text:p>2.05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Ka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 1000/10 F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T 1000 <text:s text:c="2"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OTEL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DOTE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.1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2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1.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1.6" calcext:value-type="float">
            <text:p>1.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10/0.4 kV 1.5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56" calcext:value-type="float">
            <text:p>1.56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5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16251" calcext:value-type="float">
            <text:p>0.16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65" calcext:value-type="float">
            <text:p>1.65</text:p>
          </table:table-cell>
          <table:table-cell office:value-type="float" office:value="0.20626" calcext:value-type="float">
            <text:p>0.20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T 800/10 F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OTEL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DOTE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7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7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4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office:value-type="float" office:value="0.175" calcext:value-type="float">
            <text:p>0.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10/0.4 kV 1.33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6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6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Yyn0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18" calcext:value-type="float">
            <text:p>1.18</text:p>
          </table:table-cell>
          <table:table-cell office:value-type="float" office:value="0.1873016" calcext:value-type="float">
            <text:p>0.1873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55" calcext:value-type="float">
            <text:p>1.55</text:p>
          </table:table-cell>
          <table:table-cell office:value-type="float" office:value="0.2460317" calcext:value-type="float">
            <text:p>0.2460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7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5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4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yn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Y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50804" calcext:value-type="float">
            <text:p>0.150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2" calcext:value-type="float">
            <text:p>1.12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Ka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 630/10 F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45" calcext:value-type="float">
            <text:p>1.45</text:p>
          </table:table-cell>
          <table:table-cell office:value-type="float" office:value="0.230169" calcext:value-type="float">
            <text:p>0.230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T 630 <text:s text:c="2"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office:value-type="float" office:value="0.253978" calcext:value-type="float">
            <text:p>0.253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N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N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E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DOTE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office:value-type="float" office:value="0.2380952" calcext:value-type="float">
            <text:p>0.2380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4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4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17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1857143" calcext:value-type="float">
            <text:p>0.18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10/0.4 kV 1.0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09" calcext:value-type="float">
            <text:p>1.09</text:p>
          </table:table-cell>
          <table:table-cell office:value-type="float" office:value="0.1730159" calcext:value-type="float">
            <text:p>0.1730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6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Yyn0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7" calcext:value-type="float">
            <text:p>1.07</text:p>
          </table:table-cell>
          <table:table-cell office:value-type="float" office:value="0.214" calcext:value-type="float">
            <text:p>0.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38" calcext:value-type="float">
            <text:p>1.38</text:p>
          </table:table-cell>
          <table:table-cell office:value-type="float" office:value="0.276" calcext:value-type="float">
            <text:p>0.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7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5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yn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93"/>
        </table:table-row>
        <table:table-row table:style-name="ro2" table:visibility="filter">
          <table:table-cell office:value-type="string" calcext:value-type="string">
            <text:p>0.5 MVA 10/0.4 kV DTTHY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82" calcext:value-type="float">
            <text:p>0.82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 500/10 F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T 500 <text:s text:c="2"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N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N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E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DOTE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3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2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2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1.01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10/0.4 kV 0.9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" calcext:value-type="float">
            <text:p>0.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6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Yyn0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95" calcext:value-type="float">
            <text:p>0.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305" calcext:value-type="float">
            <text:p>0.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7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5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6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yn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Y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67" calcext:value-type="float">
            <text:p>0.67</text:p>
          </table:table-cell>
          <table:table-cell office:value-type="float" office:value="0.16751" calcext:value-type="float">
            <text:p>0.16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3" calcext:value-type="float">
            <text:p>0.83</text:p>
          </table:table-cell>
          <table:table-cell office:value-type="float" office:value="0.20751" calcext:value-type="float">
            <text:p>0.20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1" calcext:value-type="float">
            <text:p>0.2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Ka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 400/10 F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T 400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25" calcext:value-type="float">
            <text:p>1.25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N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N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E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DOTE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.15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" calcext:value-type="float">
            <text:p>0.2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1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0.9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10/0.4 kV 0.78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78" calcext:value-type="float">
            <text:p>0.78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6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Yyn0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0.87" calcext:value-type="float">
            <text:p>0.87</text:p>
          </table:table-cell>
          <table:table-cell office:value-type="float" office:value="0.2761905" calcext:value-type="float">
            <text:p>0.2761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0.3555556" calcext:value-type="float">
            <text:p>0.3555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7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5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yn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T 315/10 F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T 315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747" calcext:value-type="float">
            <text:p>0.31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N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N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DOTE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9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7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0.2349206" calcext:value-type="float">
            <text:p>0.2349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10/0.4 kV 0.6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746" calcext:value-type="float">
            <text:p>0.2031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0.4/10kV DOTE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6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6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Yyn0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ET 250/23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ET 25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7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5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yn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Ka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 250/10 F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T 250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N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N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E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DOTE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82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7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256" calcext:value-type="float">
            <text:p>0.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6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5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10/0.4 kV 0.4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6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6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0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Yyn0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" calcext:value-type="float">
            <text:p>0.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7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7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5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5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yn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T 200/10 F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32501" calcext:value-type="float">
            <text:p>0.3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T 200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N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7751" calcext:value-type="float">
            <text:p>0.1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N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45" calcext:value-type="float">
            <text:p>0.445</text:p>
          </table:table-cell>
          <table:table-cell office:value-type="float" office:value="0.22251" calcext:value-type="float">
            <text:p>0.22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E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DOTE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6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" calcext:value-type="float">
            <text:p>0.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57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57" calcext:value-type="float">
            <text:p>0.57</text:p>
          </table:table-cell>
          <table:table-cell office:value-type="float" office:value="0.285" calcext:value-type="float">
            <text:p>0.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5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10/0.4 kV 0.4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6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6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0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Yyn0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ET 160/23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ET 16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7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7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5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5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yn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Ka 4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Ka 3.8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 160/10 F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6" calcext:value-type="float">
            <text:p>0.40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T 160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3" calcext:value-type="float">
            <text:p>0.63</text:p>
          </table:table-cell>
          <table:table-cell office:value-type="float" office:value="0.39376" calcext:value-type="float">
            <text:p>0.3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N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4385" calcext:value-type="float">
            <text:p>0.184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N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E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DOTE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6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4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0.6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10/0.4 kV 0.37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6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6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0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Yyn0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7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7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5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5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yn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N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N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4" calcext:value-type="float">
            <text:p>0.34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E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DOTE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52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4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4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10/0.4 kV 0.3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248" calcext:value-type="float">
            <text:p>0.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6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6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0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Yyn0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ET 100/23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E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7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7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5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5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yn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0.27001" calcext:value-type="float">
            <text:p>0.2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Ka 4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5" calcext:value-type="float">
            <text:p>1.9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Ka 3.8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 100/10 F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N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N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9" calcext:value-type="float">
            <text:p>0.29</text:p>
          </table:table-cell>
          <table:table-cell office:value-type="float" office:value="0.29001" calcext:value-type="float">
            <text:p>0.2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E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DOTE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6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0.4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10/0.4 kV 0.2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75 MVA 10/0.4 kV 0.36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75 MVA 10/0.4 kV 0.28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733333" calcext:value-type="float">
            <text:p>0.37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ET 63/2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E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Ka 4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Ka 3.8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 63/10 F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42" calcext:value-type="float">
            <text:p>0.42</text:p>
          </table:table-cell>
          <table:table-cell office:value-type="float" office:value="0.666677" calcext:value-type="float">
            <text:p>0.6666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63 MVA 10/0.4 kV D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52382" calcext:value-type="float">
            <text:p>0.52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0.28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10/0.4 kV 0.22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4 MVA 10/0.4 kV ET 40/23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4 MVA 10/0.4 kV E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4 MVA 10/0.4 kV D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67501" calcext:value-type="float">
            <text:p>0.6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ET 25/23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ET 25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25 MVA 10/0.4 kV DT 25 <text:s text:c="2"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ET 16/23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ET 16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6 MVA 10/0.4 kV DT 16 <text:s text:c="2"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3751" calcext:value-type="float">
            <text:p>0.93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1 MVA 10/0.4 kV DT 10 <text:s/>SGB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1.20001" calcext:value-type="float">
            <text:p>1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2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05 MVA 20/0.4 kV DTTHX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0.3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0.48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E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E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N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OTN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DTTHX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 MVA 2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0.43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43" calcext:value-type="float">
            <text:p>0.43</text:p>
          </table:table-cell>
          <table:table-cell office:value-type="float" office:value="0.344" calcext:value-type="float">
            <text:p>0.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0.55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E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E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N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6" calcext:value-type="float">
            <text:p>0.36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DOTN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57" calcext:value-type="float">
            <text:p>0.57</text:p>
          </table:table-cell>
          <table:table-cell office:value-type="float" office:value="0.45601" calcext:value-type="float">
            <text:p>0.4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25 MVA 2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0.5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0.65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E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E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N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41" calcext:value-type="float">
            <text:p>0.41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OTN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1" calcext:value-type="float">
            <text:p>0.3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DTTHX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8" calcext:value-type="float">
            <text:p>0.48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16 MVA 2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float" office:value="0.325" calcext:value-type="float">
            <text:p>0.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0.5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59" calcext:value-type="float">
            <text:p>0.59</text:p>
          </table:table-cell>
          <table:table-cell office:value-type="float" office:value="0.295" calcext:value-type="float">
            <text:p>0.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0.75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E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E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N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DOTN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7" calcext:value-type="float">
            <text:p>0.37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 MVA 2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63" calcext:value-type="float">
            <text:p>0.63</text:p>
          </table:table-cell>
          <table:table-cell office:value-type="float" office:value="0.31501" calcext:value-type="float">
            <text:p>0.3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4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57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6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8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0.88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" calcext:value-type="float">
            <text:p>0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E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E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N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OTN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TTHX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1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5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7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Dyn7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25 MVA 20/0.4 kV Yyn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1.0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E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E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N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OTN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1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5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7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Dyn7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3" calcext:value-type="float">
            <text:p>1.23</text:p>
          </table:table-cell>
          <table:table-cell office:value-type="float" office:value="0.3904762" calcext:value-type="float">
            <text:p>0.3904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315 MVA 20/0.4 kV Yyn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0.94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" calcext:value-type="float">
            <text:p>0.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1.2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1.2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E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E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N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OTN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87" calcext:value-type="float">
            <text:p>0.87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TTHX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1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5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7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Dyn7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35" calcext:value-type="float">
            <text:p>1.35</text:p>
          </table:table-cell>
          <table:table-cell office:value-type="float" office:value="0.3375" calcext:value-type="float">
            <text:p>0.3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" calcext:value-type="float">
            <text:p>0.2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0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4 MVA 20/0.4 kV Yyn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09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09" calcext:value-type="float">
            <text:p>1.09</text:p>
          </table:table-cell>
          <table:table-cell office:value-type="float" office:value="0.218" calcext:value-type="float">
            <text:p>0.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1.4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E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E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N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OTN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TTHX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15" calcext:value-type="float">
            <text:p>1.15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1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5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7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Dyn7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234" calcext:value-type="float">
            <text:p>0.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0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5 MVA 20/0.4 kV Yyn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2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29" calcext:value-type="float">
            <text:p>1.29</text:p>
          </table:table-cell>
          <table:table-cell office:value-type="float" office:value="0.2047619" calcext:value-type="float">
            <text:p>0.2047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6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1.65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E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E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N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OTN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38" calcext:value-type="float">
            <text:p>1.38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TTHX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25" calcext:value-type="float">
            <text:p>1.25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1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5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7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Dyn7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873" calcext:value-type="float">
            <text:p>0.2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63 MVA 20/0.4 kV Yyn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4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0.185" calcext:value-type="float">
            <text:p>0.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9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1.9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OTE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OTEL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85" calcext:value-type="float">
            <text:p>1.85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3" calcext:value-type="float">
            <text:p>1.63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0.8 MVA 2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1.79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9" calcext:value-type="float">
            <text:p>1.79</text:p>
          </table:table-cell>
          <table:table-cell office:value-type="float" office:value="0.179" calcext:value-type="float">
            <text:p>0.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2.3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2.3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OTE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OTEL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I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73" calcext:value-type="float">
            <text:p>1.73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5" calcext:value-type="float">
            <text:p>1.55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 MVA 2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11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2.11" calcext:value-type="float">
            <text:p>2.11</text:p>
          </table:table-cell>
          <table:table-cell office:value-type="float" office:value="0.1688" calcext:value-type="float">
            <text:p>0.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2.7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OTE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OTEL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2.75" calcext:value-type="float">
            <text:p>2.7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I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2.2" calcext:value-type="float">
            <text:p>2.2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27" calcext:value-type="float">
            <text:p>2.27</text:p>
          </table:table-cell>
          <table:table-cell office:value-type="float" office:value="0.1816" calcext:value-type="float">
            <text:p>0.18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25 MVA 2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2.42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.42" calcext:value-type="float">
            <text:p>2.42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3.1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OTE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OTEL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3" calcext:value-type="float">
            <text:p>13.3</text:p>
          </table:table-cell>
          <table:table-cell office:value-type="float" office:value="3.2" calcext:value-type="float">
            <text:p>3.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I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.5" calcext:value-type="float">
            <text:p>2.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8" calcext:value-type="float">
            <text:p>12.8</text:p>
          </table:table-cell>
          <table:table-cell office:value-type="float" office:value="2.55" calcext:value-type="float">
            <text:p>2.5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1.6 MVA 2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3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4.5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OTE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OTEL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float" office:value="4.3" calcext:value-type="float">
            <text:p>4.3</text:p>
          </table:table-cell>
          <table:table-cell office:value-type="float" office:value="0.21501" calcext:value-type="float">
            <text:p>0.2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I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2" calcext:value-type="float">
            <text:p>16.2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65" calcext:value-type="float">
            <text:p>3.65</text:p>
          </table:table-cell>
          <table:table-cell office:value-type="float" office:value="0.1825" calcext:value-type="float">
            <text:p>0.18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3.1" calcext:value-type="float">
            <text:p>3.1</text:p>
          </table:table-cell>
          <table:table-cell office:value-type="float" office:value="0.155" calcext:value-type="float">
            <text:p>0.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 MVA 2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3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.3" calcext:value-type="float">
            <text:p>19.3</text:p>
          </table:table-cell>
          <table:table-cell office:value-type="float" office:value="3.8" calcext:value-type="float">
            <text:p>3.8</text:p>
          </table:table-cell>
          <table:table-cell office:value-type="float" office:value="0.152" calcext:value-type="float">
            <text:p>0.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5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6" calcext:value-type="float">
            <text:p>17.6</text:p>
          </table:table-cell>
          <table:table-cell office:value-type="float" office:value="5.3" calcext:value-type="float">
            <text:p>5.3</text:p>
          </table:table-cell>
          <table:table-cell office:value-type="float" office:value="0.212" calcext:value-type="float">
            <text:p>0.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OTE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OTEL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I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3.4" calcext:value-type="float">
            <text:p>3.4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95" calcext:value-type="float">
            <text:p>3.95</text:p>
          </table:table-cell>
          <table:table-cell office:value-type="float" office:value="0.158" calcext:value-type="float">
            <text:p>0.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0.134" calcext:value-type="float">
            <text:p>0.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.5 MVA 2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10 MVA 132/15.75 kV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5 MVA 20/10 k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.96" calcext:value-type="float">
            <text:p>10.96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255 MVA 380/19 kV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47 MVA 33/11 kV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 MVA 139/10.5 kV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32.745" calcext:value-type="float">
            <text:p>32.745</text:p>
          </table:table-cell>
          <table:table-cell office:value-type="float" office:value="0.085" calcext:value-type="float">
            <text:p>0.085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 MVA 139/10.5 kV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31.51" calcext:value-type="float">
            <text:p>31.51</text:p>
          </table:table-cell>
          <table:table-cell office:value-type="float" office:value="0.078" calcext:value-type="float">
            <text:p>0.078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90 MVA 132/33 kV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44.907" calcext:value-type="float">
            <text:p>44.907</text:p>
          </table:table-cell>
          <table:table-cell office:value-type="float" office:value="0.068" calcext:value-type="float">
            <text:p>0.06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table table:name="Cables" table:style-name="ta1">
        <table:table-column table:style-name="co15" table:default-cell-style-name="Default"/>
        <table:table-column table:style-name="co14" table:number-columns-repeated="1015" table:default-cell-style-name="Default"/>
        <table:table-row table:style-name="ro3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ated voltage [kV]</text:p>
          </table:table-cell>
          <table:table-cell table:style-name="ce5" office:value-type="string" calcext:value-type="string">
            <text:p>Rated current [kA]</text:p>
          </table:table-cell>
          <table:table-cell table:style-name="ce5" office:value-type="string" calcext:value-type="string">
            <text:p>Nominal Frequency</text:p>
          </table:table-cell>
          <table:table-cell table:style-name="ce5" office:value-type="string" calcext:value-type="string">
            <text:p>R [Ohm/km AC,20°C]</text:p>
          </table:table-cell>
          <table:table-cell table:style-name="ce5" office:value-type="string" calcext:value-type="string">
            <text:p>X [Ohm/km]</text:p>
          </table:table-cell>
          <table:table-cell table:style-name="ce5" office:value-type="string" calcext:value-type="string">
            <text:p>L [Ohm/km]</text:p>
          </table:table-cell>
          <table:table-cell table:style-name="ce5" office:value-type="string" calcext:value-type="string">
            <text:p>R0 (AC) [Ohm/km]</text:p>
          </table:table-cell>
          <table:table-cell table:style-name="ce5" office:value-type="string" calcext:value-type="string">
            <text:p>X0 <text:s/>[Ohm/km]</text:p>
          </table:table-cell>
          <table:table-cell table:style-name="ce5" office:value-type="string" calcext:value-type="string">
            <text:p>L0 [mH/km]</text:p>
          </table:table-cell>
          <table:table-cell table:style-name="ce5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</table:table>
      <table:table table:name="Wires" table:style-name="ta1"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3"/>
        <table:table-column table:style-name="co14" table:number-columns-repeated="2" table:default-cell-style-name="ce4"/>
        <table:table-column table:style-name="co14" table:default-cell-style-name="Default"/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tranding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iameter [cm]</text:p>
          </table:table-cell>
          <table:table-cell table:style-name="Default" office:value-type="string" calcext:value-type="string">
            <text:p>GMR [m]</text:p>
          </table:table-cell>
          <table:table-cell table:style-name="Default" office:value-type="string" calcext:value-type="string">
            <text:p>R [Ohm/km]</text:p>
          </table:table-cell>
          <table:table-cell office:value-type="string" calcext:value-type="string">
            <text:p>Rating [kA]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table:style-name="ce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table:style-name="ce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table:style-name="ce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Transformers.A1:Transformers.L756" table:display-filter-buttons="true">
          <table:filter>
            <table:filter-and>
              <table:filter-condition table:field-number="4" table:value="10" table:operator="=">
                <table:filter-set-item table:value="10"/>
                <table:filter-set-item table:value="10.5"/>
              </table:filter-condition>
            </table:filter-and>
          </table:filter>
        </table:database-range>
        <table:database-range table:name="__Anonymous_Sheet_DB__1" table:target-range-address="Cables.A1:Cables.J4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9:01:58.033175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21:18:08.864428712</dc:date>
    <meta:editing-duration>PT2H25M59S</meta:editing-duration>
    <meta:editing-cycles>25</meta:editing-cycles>
    <meta:generator>LibreOffice/6.1.5.2$Linux_X86_64 LibreOffice_project/10$Build-2</meta:generator>
    <meta:document-statistic meta:table-count="3" meta:cell-count="14409" meta:object-count="0"/>
  </office:meta>
</office:document-meta>
</file>